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11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2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3.342cm"/>
    </style:style>
    <style:style style:name="gr13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4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2.731cm"/>
    </style:style>
    <style:style style:name="gr15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378cm"/>
    </style:style>
    <style:style style:name="gr16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7" style:family="graphic" style:parent-style-name="Default_5f_1">
      <style:graphic-properties draw:fill-color="#e0efd4" draw:opacity="80%" draw:textarea-horizontal-align="justify" draw:textarea-vertical-align="middle" draw:auto-grow-height="false" fo:min-height="1.011cm" fo:min-width="3.42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ffd7d7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334cm"/>
    </style:style>
    <style:style style:name="gr27" style:family="graphic" style:parent-style-name="Default_5f_1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8" style:family="graphic" style:parent-style-name="Default_5f_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Default_5f_1">
      <style:graphic-properties draw:fill-color="#f6f9d4" draw:opacity="80%" draw:textarea-horizontal-align="justify" draw:textarea-vertical-align="middle" draw:auto-grow-height="false" fo:min-height="2.157cm" fo:min-width="3.558cm"/>
    </style:style>
    <style:style style:name="gr31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32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33" style:family="graphic" style:parent-style-name="Default_5f_1">
      <style:graphic-properties draw:fill-color="#f6f9d4" draw:opacity="80%" draw:textarea-horizontal-align="justify" draw:textarea-vertical-align="middle" draw:auto-grow-height="false" fo:min-height="1.469cm" fo:min-width="3.082cm"/>
    </style:style>
    <style:style style:name="gr34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4.612cm"/>
    </style:style>
    <style:style style:name="gr35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36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37" style:family="graphic" style:parent-style-name="Default_5f_1">
      <style:graphic-properties draw:fill-color="#f6f9d4" draw:opacity="80%" draw:textarea-horizontal-align="justify" draw:textarea-vertical-align="middle" draw:auto-grow-height="false" fo:min-height="1.126cm" fo:min-width="2.654cm"/>
    </style:style>
    <style:style style:name="gr38" style:family="graphic" style:parent-style-name="Default_5f_1">
      <style:graphic-properties draw:fill-color="#f6f9d4" draw:opacity="80%" draw:textarea-horizontal-align="justify" draw:textarea-vertical-align="middle" draw:auto-grow-height="false" fo:min-height="1.584cm" fo:min-width="3.366cm"/>
    </style:style>
    <style:style style:name="gr39" style:family="graphic" style:parent-style-name="Default_5f_1">
      <style:graphic-properties draw:fill-color="#f6f9d4" draw:opacity="80%" draw:textarea-horizontal-align="justify" draw:textarea-vertical-align="middle" draw:auto-grow-height="false" fo:min-height="0.896cm" fo:min-width="3.144cm"/>
    </style:style>
    <style:style style:name="gr40" style:family="graphic" style:parent-style-name="Default_5f_1">
      <style:graphic-properties draw:fill-color="#eeeeee" draw:opacity="80%" draw:textarea-horizontal-align="justify" draw:textarea-vertical-align="middle" draw:auto-grow-height="false" fo:min-height="3.188cm" fo:min-width="3.192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-color="#e0efd4" draw:opacity="80%"/>
      <style:paragraph-properties fo:text-align="center"/>
    </style:style>
    <style:style style:name="P11" style:family="paragraph">
      <loext:graphic-properties draw:fill-color="#ffd7d7" draw:opacity="80%"/>
      <style:paragraph-properties fo:text-align="center"/>
    </style:style>
    <style:style style:name="P12" style:family="paragraph">
      <loext:graphic-properties draw:fill-color="#eeeeee" draw:opacity="80%"/>
      <style:paragraph-properties fo:text-align="center"/>
    </style:style>
    <style:style style:name="P1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6f9d4"/>
      <style:paragraph-properties fo:text-align="center"/>
    </style:style>
    <style:style style:name="P16" style:family="paragraph">
      <loext:graphic-properties draw:fill-color="#f6f9d4" draw:opacity="8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text:p text:style-name="P2"><text:span text:style-name="T1">(voi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text:p text:style-name="P2"><text:span text:style-name="T2">(draft,null,psi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text:p text:style-name="P2"><text:span text:style-name="T2">(open,null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text:p text:style-name="P2"><text:span text:style-name="T2">(draft,null,usi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text:p text:style-name="P2"><text:span text:style-name="T2">(close,null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text:p text:style-name="P2"><text:span text:style-name="T1">(void,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text:p text:style-name="P2"><text:span text:style-name="T2">(draft,op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text:p text:style-name="P2"><text:span text:style-name="T2">(closed,null,0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text:p text:style-name="P2"><text:span text:style-name="T1">(open,clo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text:p text:style-name="P2"><text:span text:style-name="T1">(draft,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9.065cm" svg:y2="8.366cm" draw:start-shape="id2" draw:start-glue-point="11" draw:end-shape="id10" draw:end-glue-point="8" svg:d="M3568 11909c0-2839 5497-1068 5497-3543" svg:viewBox="0 0 5498 3544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7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user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002cm" svg:y="7.35cm">
          <text:p text:style-name="P2"><text:span text:style-name="T1">DB Trigger</text:span></text:p>
          <text:p text:style-name="P2"><text:span text:style-name="T1">Req:draft detected</text:span></text:p>
          <text:p text:style-name="P2"><text:span text:style-name="T1">--------------------</text:span></text:p>
          <text:p text:style-name="P2"><text:span text:style-name="T1">Transmit Act:peerProffer</text:span></text:p>
          <text:p text:style-name="P2"><text:span text:style-name="T1">Stat:draft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429cm" svg:height="2.032cm" svg:x="14.716cm" svg:y="18.145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>Req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064cm" svg:height="1.905cm" svg:x="4.048cm" svg:y="9.255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>Req: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0.746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5.097cm" svg:y="23.352cm">
          <text:p text:style-name="P2"><text:span text:style-name="T1">DB Trigger</text:span></text:p>
          <text:p text:style-name="P2"><text:span text:style-name="T1">Req:close detected</text:span></text:p>
          <text:p text:style-name="P2"><text:span text:style-name="T1">--------------------</text:span></text:p>
          <text:p text:style-name="P2"><text:span text:style-name="T1">Transmit Act:userClose</text:span></text:p>
          <text:p text:style-name="P2"><text:span text:style-name="T1">Stat:close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588cm" svg:y="3.794cm">
          <text:p text:style-name="P2"><text:span text:style-name="T1">DB Trigger</text:span></text:p>
          <text:p text:style-name="P2"><text:span text:style-name="T1">Req:void detected</text:span></text:p>
          <text:p text:style-name="P2"><text:span text:style-name="T1">--------------------</text:span></text:p>
          <text:p text:style-name="P2"><text:span text:style-name="T1">Transmit Act:userVoid</text:span></text:p>
          <text:p text:style-name="P2"><text:span text:style-name="T1">Stat:void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5.572cm" svg:y="15.986cm">
          <text:p text:style-name="P2"><text:span text:style-name="T1">DB Trigger</text:span></text:p>
          <text:p text:style-name="P2"><text:span text:style-name="T1">Req:open detected</text:span></text:p>
          <text:p text:style-name="P2"><text:span text:style-name="T1">--------------------</text:span></text:p>
          <text:p text:style-name="P2"><text:span text:style-name="T1">Transmit Act:userAccept</text:span></text:p>
          <text:p text:style-name="P2"><text:span text:style-name="T1">Stat:open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: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064cm" svg:height="1.397cm" svg:x="8.239cm" svg:y="22.717cm">
          <text:p text:style-name="P2"><text:span text:style-name="T1">Tally transactions</text:span></text:p>
          <text:p text:style-name="P2"><text:span text:style-name="T1">Sum to zero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8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9" draw:text-style-name="P13" xml:id="id15" draw:id="id15" draw:layer="layout" svg:width="2.667cm" svg:height="1.524cm" svg:x="10.144cm" svg:y="2.651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20" draw:text-style-name="P5" draw:layer="layout" svg:width="8.892cm" svg:height="0.962cm" svg:x="1.254cm" svg:y="1.381cm">
          <draw:text-box>
            <text:p>Local Chit State Diagram</text:p>
          </draw:text-box>
        </draw:frame>
        <draw:custom-shape draw:style-name="gr21" draw:text-style-name="P14" xml:id="id18" draw:id="id1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21" draw:text-style-name="P14" xml:id="id20" draw:id="id2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21" draw:text-style-name="P14" xml:id="id16" draw:id="id16" draw:layer="layout" svg:width="2.413cm" svg:height="1.651cm" svg:x="13.319cm" svg:y="23.098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custom-shape draw:style-name="gr21" draw:text-style-name="P14" xml:id="id17" draw:id="id1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2" draw:id="id1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1" draw:id="id21" draw:layer="layout" svg:width="2.413cm" svg:height="1.651cm" svg:x="1cm" svg:y="14.208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3" draw:id="id13" draw:layer="layout" svg:width="2.413cm" svg:height="1.651cm" svg:x="7.985cm" svg:y="18.907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16" draw:text-style-name="P10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3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12" draw:text-style-name="P11" draw:layer="layout" svg:width="4.064cm" svg:height="2.286cm" svg:x="0.619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413cm" svg:height="1.651cm" svg:x="1cm" svg:y="21.447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1" draw:id="id1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3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9" draw:text-style-name="P13" xml:id="id25" draw:id="id25" draw:layer="layout" svg:width="2.667cm" svg:height="1.524cm" svg:x="10.779cm" svg:y="2.905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113cm" svg:y1="4.429cm" svg:x2="14.018cm" svg:y2="8.239cm" draw:start-shape="id25" draw:start-glue-point="8" draw:end-shape="id26" draw:end-glue-point="4" svg:d="M12113 4429c0 2856 1905 951 1905 3810" svg:viewBox="0 0 1906 3811">
          <text:p/>
        </draw:connector>
        <draw:frame draw:style-name="gr26" draw:text-style-name="P5" draw:layer="layout" svg:width="12.834cm" svg:height="0.962cm" svg:x="1.254cm" svg:y="1.381cm">
          <draw:text-box>
            <text:p>Pathway Routes State Diagram (in process)</text:p>
          </draw:text-box>
        </draw:frame>
        <draw:connector draw:style-name="gr1" draw:text-style-name="P1" draw:layer="layout" draw:type="curve" draw:line-skew="1.409cm" svg:x1="13.446cm" svg:y1="3.667cm" svg:x2="15.224cm" svg:y2="9.065cm" draw:start-shape="id25" draw:start-glue-point="10" draw:end-shape="id26" draw:end-glue-point="10" svg:d="M13446 3667c5530 0 4641 5398 1778 5398" svg:viewBox="0 0 4046 5399">
          <text:p/>
        </draw:connector>
        <draw:custom-shape draw:style-name="gr21" draw:text-style-name="P14" xml:id="id27" draw:id="id27" draw:layer="layout" svg:width="2.413cm" svg:height="1.651cm" svg:x="4.429cm" svg:y="19.923cm">
          <text:p text:style-name="P2"><text:span text:style-name="T1">none</text:span></text:p>
          <text:p text:style-name="P2"><text:span text:style-name="T1">(non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5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5.339cm 0.59cm" svg:x1="11.169cm" svg:y1="3.128cm" svg:x2="11.169cm" svg:y2="4.206cm" draw:start-shape="id25" draw:start-glue-point="5" draw:end-shape="id25" draw:end-glue-point="7" svg:d="M11169 3128c0-1087-6232-725-6232 833s6232 2214 6232 245" svg:viewBox="0 0 6233 2926">
          <text:p/>
        </draw:connector>
        <draw:custom-shape draw:style-name="gr30" draw:text-style-name="P16" draw:layer="layout" svg:width="4.318cm" svg:height="2.667cm" svg:x="15.986cm" svg:y="4.302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Stat:non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4.064cm" svg:height="2.159cm" svg:x="10.779cm" svg:y="5.064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4.572cm" svg:height="2.667cm" svg:x="4.302cm" svg:y="3.921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3.768cm" svg:height="1.905cm" svg:x="10.313cm" svg:y="12.811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21" draw:text-style-name="P14" xml:id="id26" draw:id="id26" draw:layer="layout" svg:width="2.413cm" svg:height="1.651cm" svg:x="12.811cm" svg:y="8.239cm">
          <text:p text:style-name="P2"><text:span text:style-name="T1">draft</text:span></text:p>
          <text:p text:style-name="P2"><text:span text:style-name="T1">(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2" draw:id="id22" draw:layer="layout" svg:width="2.413cm" svg:height="1.651cm" svg:x="14.97cm" svg:y="13.446cm">
          <text:p text:style-name="P2"><text:span text:style-name="T1">pend</text:span></text:p>
          <text:p text:style-name="P2"><text:span text:style-name="T1">(pen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34" draw:text-style-name="P11" draw:layer="layout" svg:width="5.334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</text:span></text:p>
          <text:p text:style-name="P2"><text:span text:style-name="T1">Stat: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2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--------------------</text:span></text:p>
          <text:p text:style-name="P2"><text:span text:style-name="T1">Stat:good</text:span></text:p>
          <text:p text:style-name="P2"><text:span text:style-name="T1">Notify any downstream </text:span></text:p>
          <text:p text:style-name="P2"><text:span text:style-name="T1">requ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4" draw:id="id24" draw:layer="layout" svg:width="2.413cm" svg:height="1.651cm" svg:x="14.716cm" svg:y="18.907cm">
          <text:p text:style-name="P2"><text:span text:style-name="T1">good</text:span></text:p>
          <text:p text:style-name="P2"><text:span text:style-name="T1">(goo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xml:id="id28" draw:id="id28" draw:layer="layout" svg:width="2.413cm" svg:height="1.905cm" svg:x="12.811cm" svg:y="22.971cm">
          <text:p text:style-name="P2"><text:span text:style-name="T1">stale</text:span></text:p>
          <text:p text:style-name="P2"><text:span text:style-name="T1">(good,ti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37" draw:text-style-name="P16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3" draw:id="id23" draw:layer="layout" svg:width="2.413cm" svg:height="1.651cm" svg:x="6.334cm" svg:y="12.756cm">
          <text:p text:style-name="P2"><text:span text:style-name="T1">timeout</text:span></text:p>
          <text:p text:style-name="P2"><text:span text:style-name="T1">(pend,ti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38" draw:text-style-name="P16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:n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39" draw:text-style-name="P16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413cm" svg:height="1.651cm" svg:x="2.905cm" svg:y="16.494cm">
          <text:p text:style-name="P2"><text:span text:style-name="T1">unknown</text:span></text:p>
          <text:p text:style-name="P2"><text:span text:style-name="T1">(pend,time,trie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40" draw:text-style-name="P12" draw:layer="layout" svg:width="4.064cm" svg:height="3.81cm" svg:x="3.032cm" svg:y="7.985cm">
          <text:p text:style-name="P2"><text:span text:style-name="T1">Received peer query, </text:span></text:p>
          <text:p text:style-name="P2"><text:span text:style-name="T1">peer not found locally; or</text:span></text:p>
          <text:p text:style-name="P2"><text:span text:style-name="T1">Local server polling </text:span></text:p>
          <text:p text:style-name="P2"><text:span text:style-name="T1">generates retry request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onnector draw:style-name="gr1" draw:text-style-name="P1" draw:layer="layout" draw:type="curve" draw:line-skew="2.219cm -1.752cm" svg:x1="7.223cm" svg:y1="15.035cm" svg:x2="2.207cm" svg:y2="6.335cm" draw:start-shape="id30" draw:start-glue-point="10" draw:end-shape="id31" draw:end-glue-point="4" svg:d="M7223 15035c4078 0 3398-5478 1125-8498s-6141-3584-6141-202" svg:viewBox="0 0 7964 11009">
          <text:p/>
        </draw:connector>
        <draw:connector draw:style-name="gr18" draw:text-style-name="P1" draw:layer="layout" draw:type="curve" svg:x1="7.223cm" svg:y1="15.035cm" svg:x2="9.192cm" svg:y2="18.908cm" draw:start-shape="id30" draw:start-glue-point="10" draw:end-shape="id32" draw:end-glue-point="4" svg:d="M7223 15035c1313 0 1969 1291 1969 3873" svg:viewBox="0 0 1970 3874">
          <text:p/>
        </draw:connector>
        <draw:connector draw:style-name="gr1" draw:text-style-name="P1" draw:layer="layout" draw:type="curve" svg:x1="7.16cm" svg:y1="10.907cm" svg:x2="6.017cm" svg:y2="14.209cm" draw:start-shape="id33" draw:start-glue-point="8" draw:end-shape="id30" draw:end-glue-point="4" svg:d="M7160 10907c0 2475-1143 824-1143 3302" svg:viewBox="0 0 1144 3303">
          <text:p/>
        </draw:connector>
        <draw:connector draw:style-name="gr1" draw:text-style-name="P1" draw:layer="layout" draw:type="curve" draw:line-skew="5.08cm" svg:x1="11.478cm" svg:y1="4.176cm" svg:x2="14.526cm" svg:y2="23.099cm" draw:start-shape="id34" draw:start-glue-point="8" draw:end-shape="id35" draw:end-glue-point="4" svg:d="M11478 4176c0 21810 3048 12349 3048 18923" svg:viewBox="0 0 3049 18924">
          <text:p/>
        </draw:connector>
        <draw:connector draw:style-name="gr1" draw:text-style-name="P1" draw:layer="layout" draw:type="curve" svg:x1="18.971cm" svg:y1="8.367cm" svg:x2="19.098cm" svg:y2="13.574cm" draw:start-shape="id36" draw:start-glue-point="8" draw:end-shape="id37" draw:end-glue-point="4" svg:d="M18971 8367c0 3903 127 1300 127 5207" svg:viewBox="0 0 128 5208">
          <text:p/>
        </draw:connector>
        <draw:connector draw:style-name="gr1" draw:text-style-name="P1" draw:layer="layout" draw:type="curve" svg:x1="9.192cm" svg:y1="20.559cm" svg:x2="3.413cm" svg:y2="22.274cm" draw:start-shape="id32" draw:start-glue-point="8" draw:end-shape="id38" draw:end-glue-point="10" svg:d="M9192 20559c0 1144-1926 1715-5779 1715" svg:viewBox="0 0 5780 1716">
          <text:p/>
        </draw:connector>
        <draw:custom-shape draw:style-name="gr19" draw:text-style-name="P13" xml:id="id34" draw:id="id34" draw:layer="layout" svg:width="2.667cm" svg:height="1.524cm" svg:x="10.144cm" svg:y="2.652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4cm" svg:x2="2.207cm" svg:y2="6.335cm" draw:start-shape="id34" draw:start-glue-point="6" draw:end-shape="id31" draw:end-glue-point="4" svg:d="M10144 3414c-5292 0-7937 973-7937 2921" svg:viewBox="0 0 7938 2922">
          <text:p/>
        </draw:connector>
        <draw:frame draw:style-name="gr41" draw:text-style-name="P5" draw:layer="layout" svg:width="12.935cm" svg:height="0.962cm" svg:x="0.951cm" svg:y="0.8cm">
          <draw:text-box>
            <text:p>Generalized Chit State Diagram (in process)</text:p>
          </draw:text-box>
        </draw:frame>
        <draw:custom-shape draw:style-name="gr21" draw:text-style-name="P14" xml:id="id37" draw:id="id37" draw:layer="layout" svg:width="2.413cm" svg:height="1.651cm" svg:x="17.891cm" svg:y="13.574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4cm" svg:x2="18.971cm" svg:y2="6.716cm" draw:start-shape="id34" draw:start-glue-point="10" draw:end-shape="id36" draw:end-glue-point="4" svg:d="M12811 3414c4107 0 6160 1100 6160 3302" svg:viewBox="0 0 6161 3303">
          <text:p/>
        </draw:connector>
        <draw:connector draw:style-name="gr1" draw:text-style-name="P1" draw:layer="layout" draw:type="curve" draw:line-skew="0.954cm" svg:x1="19.098cm" svg:y1="15.225cm" svg:x2="14.526cm" svg:y2="23.099cm" draw:start-shape="id37" draw:start-glue-point="8" draw:end-shape="id35" draw:end-glue-point="4" svg:d="M19098 15225c0 7335-4572 3398-4572 7874" svg:viewBox="0 0 4573 7875">
          <text:p/>
        </draw:connector>
        <draw:connector draw:style-name="gr1" draw:text-style-name="P1" draw:layer="layout" draw:type="curve" draw:line-skew="-1.501cm" svg:x1="17.891cm" svg:y1="14.4cm" svg:x2="17.764cm" svg:y2="7.542cm" draw:start-shape="id37" draw:start-glue-point="6" draw:end-shape="id36" draw:end-glue-point="6" svg:d="M17891 14400c-3196 0-3133-6858-127-6858" svg:viewBox="0 0 2390 6859">
          <text:p/>
        </draw:connector>
        <draw:connector draw:style-name="gr1" draw:text-style-name="P1" draw:layer="layout" draw:type="curve" draw:line-skew="0.837cm" svg:x1="19.098cm" svg:y1="15.225cm" svg:x2="13.383cm" svg:y2="15.733cm" draw:start-shape="id37" draw:start-glue-point="8" draw:end-shape="id39" draw:end-glue-point="8" svg:d="M19098 15225c0 2767-5715 2513-5715 508" svg:viewBox="0 0 5716 2046">
          <text:p/>
        </draw:connector>
        <draw:custom-shape draw:style-name="gr21" draw:text-style-name="P14" xml:id="id39" draw:id="id39" draw:layer="layout" svg:width="2.413cm" svg:height="1.651cm" svg:x="12.176cm" svg:y="14.082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6cm" svg:x2="2.207cm" svg:y2="14.209cm" draw:start-shape="id31" draw:start-glue-point="8" draw:end-shape="id40" draw:end-glue-point="4" svg:d="M2207 7986v6223" svg:viewBox="0 0 1 6224">
          <text:p/>
        </draw:connector>
        <draw:custom-shape draw:style-name="gr21" draw:text-style-name="P14" xml:id="id35" draw:id="id35" draw:layer="layout" svg:width="2.413cm" svg:height="1.651cm" svg:x="13.319cm" svg:y="23.099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6cm" svg:x2="9.192cm" svg:y2="18.908cm" draw:start-shape="id34" draw:start-glue-point="8" draw:end-shape="id32" draw:end-glue-point="4" svg:d="M11478 4176c0 13905-2286 6539-2286 14732" svg:viewBox="0 0 2287 14733">
          <text:p/>
        </draw:connector>
        <draw:custom-shape draw:style-name="gr21" draw:text-style-name="P14" xml:id="id36" draw:id="id36" draw:layer="layout" svg:width="2.413cm" svg:height="1.651cm" svg:x="17.764cm" svg:y="6.716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1" draw:id="id31" draw:layer="layout" svg:width="2.413cm" svg:height="1.651cm" svg:x="1cm" svg:y="6.335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40" draw:id="id40" draw:layer="layout" svg:width="2.413cm" svg:height="1.651cm" svg:x="1cm" svg:y="14.209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2" draw:id="id32" draw:layer="layout" svg:width="2.413cm" svg:height="1.651cm" svg:x="7.985cm" svg:y="18.908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2cm" svg:x2="18.117cm" svg:y2="6.957cm" draw:start-shape="id39" draw:start-glue-point="4" draw:end-shape="id36" draw:end-glue-point="5" svg:d="M13383 14082c0-10860 4734-7297 4734-7125" svg:viewBox="0 0 4735 7820">
          <text:p/>
        </draw:connector>
        <draw:connector draw:style-name="gr1" draw:text-style-name="P1" draw:layer="layout" draw:type="curve" svg:x1="3.413cm" svg:y1="7.161cm" svg:x2="7.16cm" svg:y2="9.256cm" draw:start-shape="id31" draw:start-glue-point="10" draw:end-shape="id33" draw:end-glue-point="4" svg:d="M3413 7161c2498 0 3747 698 3747 2095" svg:viewBox="0 0 3748 2096">
          <text:p/>
        </draw:connector>
        <draw:custom-shape draw:style-name="gr16" draw:text-style-name="P10" draw:layer="layout" svg:width="4.064cm" svg:height="2.032cm" svg:x="14.97cm" svg:y="3.16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2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2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4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4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9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1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2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7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7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9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3" draw:id="id33" draw:layer="layout" svg:width="2.413cm" svg:height="1.651cm" svg:x="5.953cm" svg:y="9.256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5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6cm" svg:x2="2.207cm" svg:y2="21.448cm" draw:start-shape="id40" draw:start-glue-point="8" draw:end-shape="id38" draw:end-glue-point="4" svg:d="M2207 15860v5588" svg:viewBox="0 0 1 5589">
          <text:p/>
        </draw:connector>
        <draw:custom-shape draw:style-name="gr12" draw:text-style-name="P11" draw:layer="layout" svg:width="4.064cm" svg:height="2.286cm" svg:x="0.619cm" svg:y="17.384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8" draw:id="id38" draw:layer="layout" svg:width="2.413cm" svg:height="1.651cm" svg:x="1cm" svg:y="21.448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0" draw:id="id30" draw:layer="layout" svg:width="2.413cm" svg:height="1.651cm" svg:x="4.81cm" svg:y="14.209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4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20-02-25T20:29:25.736361793</dc:date>
    <meta:editing-duration>P6DT18M2S</meta:editing-duration>
    <meta:editing-cycles>51</meta:editing-cycles>
    <meta:generator>LibreOffice/6.2.0.3$MacOSX_X86_64 LibreOffice_project/98c6a8a1c6c7b144ce3cc729e34964b47ce25d62</meta:generator>
    <meta:document-statistic meta:object-count="179"/>
  </office:meta>
</office:document-meta>
</file>